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text" style:list-style-name="L1"/>
    <style:style style:name="P2" style:family="paragraph" style:parent-style-name="Standardtext" style:list-style-name="L2"/>
    <style:style style:name="P3" style:family="paragraph" style:parent-style-name="Standardtext">
      <style:text-properties fo:font-weight="bold" style:font-weight-asian="bold" style:font-weight-complex="bold"/>
    </style:style>
    <style:style style:name="P4" style:family="paragraph" style:parent-style-name="Standardtext">
      <style:text-properties style:text-underline-style="solid" style:text-underline-width="auto" style:text-underline-color="font-color"/>
    </style:style>
    <style:style style:name="P5" style:family="paragraph" style:parent-style-name="Standardtext">
      <style:text-properties style:text-underline-style="none"/>
    </style:style>
    <style:style style:name="P6" style:family="paragraph" style:parent-style-name="Heading_20_3">
      <style:text-properties fo:font-size="11pt" style:text-underline-style="solid" style:text-underline-width="auto" style:text-underline-color="font-color" style:font-size-asian="11pt" style:font-size-complex="11pt"/>
    </style:style>
    <style:style style:name="P7" style:family="paragraph" style:parent-style-name="Standard" style:master-page-name="Konvert_20_2">
      <style:paragraph-properties style:page-number="auto"/>
      <style:text-properties style:font-name="Arial"/>
    </style:style>
    <style:style style:name="P8" style:family="paragraph" style:parent-style-name="Standard">
      <style:text-properties style:font-name="Arial"/>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Testkonzept ESE-Projekt<text:tab/><text:tab/><text:tab/><text:tab/><text:tab/><text:tab/><text:tab/><text:tab/> <text:s text:c="5"/></text:span><text:span text:style-name="T3">31.10.18</text:span></text:p>
      <text:p text:style-name="P8"><text:span text:style-name="T2"/></text:p>
      <text:p text:style-name="P8"><text:span text:style-name="T2"/></text:p>
      <text:p text:style-name="P8"><text:span text:style-name="T2"/></text:p>
      <text:p text:style-name="P8"><text:span text:style-name="T2">Einführung</text:span></text:p>
      <text:p text:style-name="Standardtext">In diesem Dokument sollen die Testobjekte sowie ihre zu testenden Eigenschaften und Funktionen identifiziert werden. Sowie die dazu nötigen Teststrategien beschrieben werden. Außerdem soll ein Zeitplan sowie verantwortliche Personen für die Tests definiert werden.</text:p>
      <text:p text:style-name="Standardtext"><text:span text:style-name="T2"/></text:p>
      <text:p text:style-name="Standardtext"><text:span text:style-name="T2">Zu testendes System und Testobjekte</text:span></text:p>
      <text:p text:style-name="Standardtext">Im Rahmen des „ESE-Projekts“ soll die Steuerung einer Laufbandanlage implementiert werden. Eine Anlage verfügt über ein Laufband, Lichtschranken, einen Höhensensor, einen Metalldetektor, eine Weiche, mit deren Hilfe Werkstücke aussortiert werden können, und eine Rutsche auf die sie aussortiert werden können. Für das Projekt sollen 2 dieser Anlagen über eine serielle Schnittstelle miteinander verbunden werden und verschiedene Werkstücke nach bestimmten Kriterien sortieren.</text:p>
      <text:p text:style-name="Standardtext"><text:span text:style-name="T1"/></text:p>
      <text:p text:style-name="Standardtext"><text:span text:style-name="T1">Testmanagement</text:span></text:p>
      <text:p text:style-name="P4">Nicht Funktionale Tests</text:p>
      <text:p text:style-name="Standardtext">Nicht funktionale Tests testen die nicht funktionalen Eigenschaften eines Systems, nicht funktionale Anforderungen sind Anforderungen an die Qualität des Systems, z.B Performanz, Wartbarkeit, Benutzerfreundlichkeit.</text:p>
      <text:p text:style-name="Standardtext">Das System soll auf folgende nicht funktionale Eigenschaften getestet werden:</text:p>
      <text:p text:style-name="Standardtext">Performanz/Durchsatz</text:p>
      <text:list xml:id="list8118079672874754391" text:style-name="L1">
        <text:list-item>
          <text:p text:style-name="P1">Getestet wird das Verhalten des Systems bei einer hohen „Dichte“ an Werkstücken auf dem Laufband(Werkstücke die sehr nah aneinander liegen, könnten problematisch zu sortieren sein), das System sollte mit einer möglichst hohen „Dichte“ an Werkstücken auf dem Laufband umgehen können.</text:p>
        </text:list-item>
      </text:list>
      <text:p text:style-name="Standardtext">Bedienbarkeit/Robustheit</text:p>
      <text:list xml:id="list2274692861629626378" text:style-name="L2">
        <text:list-item>
          <text:p text:style-name="P2">Die Bedienung des Systems sollte auch für unerfahrene Nutzer möglichst einfach sein, Fehlermeldungen sollten klar und nachvollziehbar für den Nutzer sein. Um dies zu testen könnte man einige externe Testpersonen hinzuziehen.</text:p>
        </text:list-item>
      </text:list>
      <text:h text:style-name="P6" text:outline-level="3"><text:bookmark-start text:name="__RefHeading___Toc76790448"/>Funktionale Tests<text:bookmark-end text:name="__RefHeading___Toc76790448"/></text:h>
      <text:p text:style-name="Standardtext">Funktionale Tests testen die funktionalen Eigenschaften eines Systems, funktionale Anforderungen testen die tatsächlichen Funktionen eines Systems(z.B ob eine Formel richtig berechnet wird usw.)</text:p>
      <text:p text:style-name="P5">Testumgebung für funktionale Anforderungen</text:p>
      <text:p text:style-name="Standardtext">Für die Testumgebung haben wir uns für Catch2 entschieden, ein Test Framework für Unit-Tests. Als Testansatz verwenden wir Black-Box-Tests, diese testen lediglich die Schnittstelle einer Funktion ohne die Implementierung der Funktion zu kennen oder zu berücksichtigen.</text:p>
      <text:p text:style-name="P3"/>
      <text:p text:style-name="P3">Verantwortliche für die Tests</text:p>
      <text:p text:style-name="Standardtext">Hauptverantwortliche für das Testen in diesem Projekt sind Ömer Kirdas und Torben Kunow, in Zukunft soll festgehalten werden welche Funktionen zu testen sind und welche bereits getestet wurden und wer für diese Tests verantwortlich ist.</text:p>
      <text:p text:style-name="Standardtext"/>
      <text:p text:style-name="Standard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Heading_20_2" style:default-outline-level="1" style:class="text">
      <style:paragraph-properties fo:margin-top="1.058cm" fo:margin-bottom="0.212cm" fo:keep-together="always" fo:hyphenation-ladder-count="no-limit" fo:break-before="page" fo:keep-with-next="always"/>
      <style:text-properties style:font-name="Arial" fo:font-size="14pt" fo:font-weight="bold" style:font-size-asian="14pt" style:font-weight-asian="bold" style:font-name-complex="Arial" fo:hyphenate="false" fo:hyphenation-remain-char-count="2" fo:hyphenation-push-char-count="2"/>
    </style:style>
    <style:style style:name="Heading_20_2" style:display-name="Heading 2" style:family="paragraph" style:parent-style-name="Heading_20_1" style:next-style-name="Standardtext" style:default-outline-level="2" style:class="text">
      <style:paragraph-properties fo:hyphenation-ladder-count="no-limit" fo:break-before="auto" fo:break-after="auto"/>
      <style:text-properties fo:font-size="12pt" fo:font-weight="normal" style:font-size-asian="12pt" style:font-weight-asian="normal" fo:hyphenate="true" fo:hyphenation-remain-char-count="2" fo:hyphenation-push-char-count="2"/>
    </style:style>
    <style:style style:name="Standardtext" style:family="paragraph" style:parent-style-name="Standard">
      <style:paragraph-properties fo:margin-top="0.212cm" fo:margin-bottom="0cm" fo:line-height="0.423cm" fo:text-align="justify" style:justify-single-word="false"/>
      <style:text-properties style:font-name="Arial" fo:font-size="11pt" style:font-size-asian="11pt" style:font-name-complex="Arial"/>
    </style:style>
    <style:style style:name="footer" style:family="paragraph" style:parent-style-name="Standard">
      <style:paragraph-properties>
        <style:tab-stops>
          <style:tab-stop style:position="8.001cm" style:type="center"/>
          <style:tab-stop style:position="16.002cm" style:type="right"/>
        </style:tab-stops>
      </style:paragraph-properties>
      <style:text-properties style:font-name="Arial" style:font-name-complex="Arial"/>
    </style:style>
    <style:style style:name="Heading_20_3" style:display-name="Heading 3" style:family="paragraph" style:parent-style-name="Heading_20_2" style:next-style-name="Standardtext" style:default-outline-level="3" style:class="text">
      <style:paragraph-properties fo:margin-top="0.635cm" fo:margin-bottom="0.212cm"/>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501cm" fo:margin-right="1.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Konvert_20_2" style:display-name="K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1 2</meta:initial-creator>
    <meta:creation-date>2018-10-29T16:28:51.27</meta:creation-date>
    <dc:date>2018-10-31T20:22:08.70</dc:date>
    <dc:creator>Torben Kunow</dc:creator>
    <meta:editing-duration>PT3H51M6S</meta:editing-duration>
    <meta:editing-cycles>3</meta:editing-cycles>
    <meta:generator>OpenOffice/4.1.5$Win32 OpenOffice.org_project/415m1$Build-9789</meta:generator>
    <meta:document-statistic meta:table-count="0" meta:image-count="0" meta:object-count="0" meta:page-count="1" meta:paragraph-count="19" meta:word-count="321" meta:character-count="2497"/>
  </office:meta>
</office:document-meta>
</file>